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0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ans timer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013" table:default-cell-style-name="ce1"/>
        <table:table-row table:style-name="ro1">
          <table:table-cell table:number-columns-repeated="2"/>
          <table:table-cell table:style-name="Default"/>
          <table:table-cell office:value-type="string" calcext:value-type="string" table:number-columns-spanned="8" table:number-rows-spanned="1">
            <text:p>portable : i7-3720QM / NVS 5200M</text:p>
          </table:table-cell>
          <table:covered-table-cell table:number-columns-repeated="3"/>
          <table:covered-table-cell table:number-columns-repeated="4" table:style-name="Default"/>
          <table:table-cell table:style-name="Default" table:number-columns-repeated="8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hier_fact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EG</text:p>
          </table:table-cell>
          <table:covered-table-cell table:number-columns-repeated="3"/>
          <table:table-cell table:style-name="Default" table:number-columns-repeated="8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CPU</text:p>
          </table:table-cell>
          <table:covered-table-cell/>
          <table:table-cell office:value-type="string" calcext:value-type="string" table:number-columns-spanned="2" table:number-rows-spanned="1">
            <text:p>GPU</text:p>
          </table:table-cell>
          <table:covered-table-cell/>
          <table:table-cell office:value-type="string" calcext:value-type="string" table:number-columns-spanned="2" table:number-rows-spanned="1">
            <text:p>CPU</text:p>
          </table:table-cell>
          <table:covered-table-cell/>
          <table:table-cell office:value-type="string" calcext:value-type="string" table:number-columns-spanned="2" table:number-rows-spanned="1">
            <text:p>GPU</text:p>
          </table:table-cell>
          <table:covered-table-cell/>
          <table:table-cell table:style-name="Default" table:number-columns-repeated="8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lambda</text:p>
          </table:table-cell>
          <table:table-cell office:value-type="float" office:value="1.34116" calcext:value-type="float">
            <text:p>1,34116</text:p>
          </table:table-cell>
          <table:table-cell office:value-type="float" office:value="2.91079" calcext:value-type="float">
            <text:p>2,91079</text:p>
          </table:table-cell>
          <table:table-cell office:value-type="float" office:value="9.61635" calcext:value-type="float">
            <text:p>9,61635</text:p>
          </table:table-cell>
          <table:table-cell office:value-type="float" office:value="18.2953" calcext:value-type="float">
            <text:p>18,2953</text:p>
          </table:table-cell>
          <table:table-cell office:value-type="float" office:value="554.057" calcext:value-type="float">
            <text:p>554,057</text:p>
          </table:table-cell>
          <table:table-cell office:value-type="float" office:value="886.501" calcext:value-type="float">
            <text:p>886,501</text:p>
          </table:table-cell>
          <table:table-cell office:value-type="float" office:value="261.883" calcext:value-type="float">
            <text:p>261,883</text:p>
          </table:table-cell>
          <table:table-cell office:value-type="float" office:value="1097.79" calcext:value-type="float">
            <text:p>1097,7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temps (s)</text:p>
          </table:table-cell>
          <table:table-cell office:value-type="float" office:value="9401.572265625" calcext:value-type="float">
            <text:p>9401,572265625</text:p>
          </table:table-cell>
          <table:table-cell office:value-type="float" office:value="9401.56245864715" calcext:value-type="float">
            <text:p>9401,5624586472</text:p>
          </table:table-cell>
          <table:table-cell office:value-type="float" office:value="9401.57421875" calcext:value-type="float">
            <text:p>9401,57421875</text:p>
          </table:table-cell>
          <table:table-cell office:value-type="float" office:value="9401.56245864719" calcext:value-type="float">
            <text:p>9401,5624586472</text:p>
          </table:table-cell>
          <table:table-cell office:value-type="float" office:value="22446.876953125" calcext:value-type="float">
            <text:p>22446,876953125</text:p>
          </table:table-cell>
          <table:table-cell office:value-type="float" office:value="22480.3383427481" calcext:value-type="float">
            <text:p>22480,3383427481</text:p>
          </table:table-cell>
          <table:table-cell office:value-type="float" office:value="22373.48046875" calcext:value-type="float">
            <text:p>22373,48046875</text:p>
          </table:table-cell>
          <table:table-cell office:value-type="float" office:value="22480.338342748" calcext:value-type="float">
            <text:p>22480,33834274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aust_hier_double_2016-03-15_17-47-34_plombier.irisa.fr_tgautrai_GPU.lo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aust_hier_float_2016-03-15_17-33-26_plombier.irisa.fr_tgautrai_GPU.lo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aust_hier_float_2016-03-15_17-38-04_plombier.irisa.fr_tgautrai_CPU.lo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g_double_2016-03-15_17-47-52_plombier.irisa.fr_tgautrai_GPU.lo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g_float_2016-03-15_17-33-36_plombier.irisa.fr_tgautrai_GPU.lo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g_float_2016-03-15_17-38-05_plombier.irisa.fr_tgautrai_CPU.log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 table:number-columns-spanned="8" table:number-rows-spanned="1">
            <text:p>ordi Adrien : E5-1603 v3 / Quadro K2200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 table:number-columns-spanned="4" table:number-rows-spanned="1">
            <text:p>hier_fact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EG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 table:number-columns-spanned="2" table:number-rows-spanned="1">
            <text:p>CPU</text:p>
          </table:table-cell>
          <table:covered-table-cell/>
          <table:table-cell office:value-type="string" calcext:value-type="string" table:number-columns-spanned="2" table:number-rows-spanned="1">
            <text:p>GPU</text:p>
          </table:table-cell>
          <table:covered-table-cell/>
          <table:table-cell office:value-type="string" calcext:value-type="string" table:number-columns-spanned="2" table:number-rows-spanned="1">
            <text:p>CPU</text:p>
          </table:table-cell>
          <table:covered-table-cell/>
          <table:table-cell office:value-type="string" calcext:value-type="string" table:number-columns-spanned="2" table:number-rows-spanned="1">
            <text:p>GPU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temps (s)</text:p>
          </table:table-cell>
          <table:table-cell table:style-name="ce3" office:value-type="float" office:value="0.793047" calcext:value-type="float">
            <text:p>0,793</text:p>
          </table:table-cell>
          <table:table-cell table:style-name="ce3" office:value-type="float" office:value="1.07951" calcext:value-type="float">
            <text:p>1,080</text:p>
          </table:table-cell>
          <table:table-cell table:style-name="ce3" office:value-type="float" office:value="12.2848" calcext:value-type="float">
            <text:p>12,285</text:p>
          </table:table-cell>
          <table:table-cell table:style-name="ce3" office:value-type="float" office:value="24.7694" calcext:value-type="float">
            <text:p>24,769</text:p>
          </table:table-cell>
          <table:table-cell table:style-name="ce3" office:value-type="float" office:value="315.292" calcext:value-type="float">
            <text:p>315,292</text:p>
          </table:table-cell>
          <table:table-cell table:style-name="ce3" office:value-type="float" office:value="543.289" calcext:value-type="float">
            <text:p>543,289</text:p>
          </table:table-cell>
          <table:table-cell table:style-name="ce3" office:value-type="float" office:value="163.291" calcext:value-type="float">
            <text:p>163,291</text:p>
          </table:table-cell>
          <table:table-cell table:style-name="ce3" office:value-type="float" office:value="545.807" calcext:value-type="float">
            <text:p>545,807</text:p>
          </table:table-cell>
          <table:table-cell table:style-name="ce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ambda</text:p>
          </table:table-cell>
          <table:table-cell table:style-name="ce3" office:value-type="float" office:value="9401.576171875" calcext:value-type="float">
            <text:p>9401,576</text:p>
          </table:table-cell>
          <table:table-cell table:style-name="ce3" office:value-type="float" office:value="9401.56245864716" calcext:value-type="float">
            <text:p>9401,562</text:p>
          </table:table-cell>
          <table:table-cell table:style-name="ce3" office:value-type="float" office:value="9401.57421875" calcext:value-type="float">
            <text:p>9401,574</text:p>
          </table:table-cell>
          <table:table-cell table:style-name="ce3" office:value-type="float" office:value="9401.56245864719" calcext:value-type="float">
            <text:p>9401,562</text:p>
          </table:table-cell>
          <table:table-cell table:style-name="ce3" office:value-type="float" office:value="22408.869140625" calcext:value-type="float">
            <text:p>22408,869</text:p>
          </table:table-cell>
          <table:table-cell table:style-name="ce3" office:value-type="float" office:value="22480.3383427481" calcext:value-type="float">
            <text:p>22480,338</text:p>
          </table:table-cell>
          <table:table-cell table:style-name="ce3" office:value-type="float" office:value="22332.1015625" calcext:value-type="float">
            <text:p>22332,102</text:p>
          </table:table-cell>
          <table:table-cell table:style-name="ce3" office:value-type="float" office:value="22480.3383427479" calcext:value-type="float">
            <text:p>22480,338</text:p>
          </table:table-cell>
          <table:table-cell table:style-name="ce3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faust_hier_double_2016-03-15_15-49-55_cormier.irisa.fr_aleman_GPU.lo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aust_hier_double_2016-03-15_15-59-31_cormier.irisa.fr_aleman_CPU.lo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aust_hier_float_2016-03-15_15-41-07_cormier.irisa.fr_aleman_GPU.lo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aust_hier_float_2016-03-15_15-44-12_cormier.irisa.fr_aleman_CPU.lo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g_double_2016-03-15_15-50-23_cormier.irisa.fr_aleman_GPU.lo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g_double_2016-03-15_15-59-32_cormier.irisa.fr_aleman_CPU.log:q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g_float_2016-03-15_15-41-22_cormier.irisa.fr_aleman_GPU.lo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g_float_2016-03-15_15-44-13_cormier.irisa.fr_aleman_CPU.log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gautrais</meta:initial-creator>
    <meta:creation-date>2016-03-15T11:52:08.473655235</meta:creation-date>
    <dc:date>2016-03-15T18:38:52.826346207</dc:date>
    <dc:creator>thomas gautrais</dc:creator>
    <meta:editing-duration>PT6H</meta:editing-duration>
    <meta:editing-cycles>6</meta:editing-cycles>
    <meta:generator>LibreOffice/4.3.7.2$Linux_X86_64 LibreOffice_project/430$Build-2</meta:generator>
    <meta:document-statistic meta:table-count="1" meta:cell-count="80" meta:object-count="0"/>
  </office:meta>
</office:document-meta>
</file>